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Tirets_20__28_custom_29_" svg:stroke-width="0.05cm" svg:stroke-color="#000000" draw:marker-start-width="0.275cm" draw:marker-end-width="0.275cm" draw:fill="none" draw:textarea-horizontal-align="justify" draw:textarea-vertical-align="middle" draw:auto-grow-height="false" fo:min-height="13.966cm" fo:min-width="10.487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Tirets_20__28_custom_29_" svg:stroke-width="0cm" svg:stroke-color="#000000" draw:marker-start-width="0.2cm" draw:marker-end-width="0.2cm" draw:fill="none" draw:textarea-horizontal-align="justify" draw:textarea-vertical-align="middle" draw:auto-grow-height="false" fo:min-height="1.238cm" fo:min-width="2.731cm" fo:padding-top="0.125cm" fo:padding-bottom="0.125cm" fo:padding-left="0.25cm" fo:padding-right="0.25cm"/>
    </style:style>
    <style:style style:name="gr3" style:family="graphic" style:parent-style-name="standard">
      <style:graphic-properties draw:stroke="none" draw:fill="none" fo:min-height="0.672cm"/>
    </style:style>
    <style:style style:name="gr4" style:family="graphic" style:parent-style-name="standard">
      <style:graphic-properties draw:stroke="solid" svg:stroke-width="0.01cm" svg:stroke-color="#000000" draw:marker-start-width="0.215cm" draw:marker-end-width="0.215cm" draw:fill="none" fo:min-height="0.955cm" fo:padding-top="0.13cm" fo:padding-bottom="0.13cm" fo:padding-left="0.255cm" fo:padding-right="0.255cm"/>
    </style:style>
    <style:style style:name="gr5" style:family="graphic" style:parent-style-name="objectwithoutfill">
      <style:graphic-properties draw:stroke="dash" draw:stroke-dash="Dashed_20__28_var_29_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draw:fill="none" fo:min-height="0.655cm"/>
    </style:style>
    <style:style style:name="gr7" style:family="graphic" style:parent-style-name="standard">
      <style:graphic-properties draw:stroke="solid" draw:stroke-dash="Tirets_20__28_custom_29_" svg:stroke-width="0.01cm" svg:stroke-color="#000000" draw:marker-start-width="0.215cm" draw:marker-end-width="0.215cm" draw:fill="none" draw:textarea-vertical-align="middle" fo:min-height="5.378cm" fo:padding-top="0.13cm" fo:padding-bottom="0.13cm" fo:padding-left="0.255cm" fo:padding-right="0.255cm"/>
    </style:style>
    <style:style style:name="gr8" style:family="graphic" style:parent-style-name="standard">
      <style:graphic-properties draw:stroke="solid" svg:stroke-width="0.01cm" svg:stroke-color="#000000" draw:marker-start-width="0.215cm" draw:marker-end-width="0.215cm" draw:fill="none" draw:textarea-vertical-align="top" fo:min-height="8.156cm" fo:padding-top="0.13cm" fo:padding-bottom="0.13cm" fo:padding-left="0.255cm" fo:padding-right="0.255cm"/>
    </style:style>
    <style:style style:name="gr9" style:family="graphic" style:parent-style-name="standard">
      <style:graphic-properties svg:stroke-width="0.1cm" svg:stroke-color="#000000" draw:marker-start="Arrow" draw:marker-start-width="0.45cm" draw:marker-end-width="0.35cm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000000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2pt" style:font-size-asian="22pt" style:font-size-complex="22pt"/>
    </style:style>
    <style:style style:name="P2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037cm" svg:height="14.266cm" svg:x="11.921cm" svg:y="1.612cm">
          <text:p text:style-name="P3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12.247cm" svg:y="1.925cm">
          <text:p text:style-name="P1"><text:span text:style-name="T1">Thread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15.814cm" svg:y="1.925cm">
          <text:p text:style-name="P1"><text:span text:style-name="T1">Thread 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19.393cm" svg:y="1.925cm">
          <text:p text:style-name="P1"><text:span text:style-name="T1">Thread 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12.233cm" svg:y="3.777cm">
          <text:p text:style-name="P1"><text:span text:style-name="T1">Thread 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15.8cm" svg:y="3.777cm">
          <text:p text:style-name="P1"><text:span text:style-name="T1">Thread 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19.379cm" svg:y="3.777cm">
          <text:p text:style-name="P1"><text:span text:style-name="T1">Thread 6</text:span>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017cm" svg:height="1.119cm" svg:x="14.323cm" svg:y="0.43cm">
          <draw:text-box>
            <text:p text:style-name="P2"><text:span text:style-name="T2">Thread pool</text:span></text:p>
          </draw:text-box>
        </draw:frame>
        <draw:frame draw:style-name="gr4" draw:text-style-name="P2" xml:id="id1" draw:id="id1" draw:layer="layout" svg:width="4.646cm" svg:height="1.215cm" svg:x="3.448cm" svg:y="0.654cm">
          <draw:text-box>
            <text:p text:style-name="P2"><text:span text:style-name="T2">New event</text:span></text:p>
          </draw:text-box>
        </draw:frame>
        <draw:custom-shape draw:style-name="gr2" draw:text-style-name="P1" draw:layer="layout" svg:width="3.231cm" svg:height="1.488cm" svg:x="12.245cm" svg:y="6.633cm">
          <text:p text:style-name="P1"><text:span text:style-name="T1">Thread 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15.812cm" svg:y="6.633cm">
          <text:p text:style-name="P1"><text:span text:style-name="T1">Thread 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12.231cm" svg:y="8.485cm">
          <text:p text:style-name="P1"><text:span text:style-name="T1">Thread 4</text:span>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1.946cm" svg:y1="6.401cm" svg:x2="22.979cm" svg:y2="6.401cm">
          <text:p/>
        </draw:line>
        <draw:frame draw:style-name="gr6" draw:text-style-name="P4" draw:layer="layout" svg:width="5.641cm" svg:height="0.905cm" svg:x="14.469cm" svg:y="5.416cm">
          <draw:text-box>
            <text:p text:style-name="P4"><text:span text:style-name="T3">All threads</text:span></text:p>
          </draw:text-box>
        </draw:frame>
        <draw:line draw:style-name="gr5" draw:text-style-name="P3" draw:layer="layout" svg:x1="11.947cm" svg:y1="11.118cm" svg:x2="22.98cm" svg:y2="11.118cm">
          <text:p/>
        </draw:line>
        <draw:frame draw:style-name="gr6" draw:text-style-name="P4" draw:layer="layout" svg:width="5.641cm" svg:height="0.905cm" svg:x="14.47cm" svg:y="10.133cm">
          <draw:text-box>
            <text:p text:style-name="P4"><text:span text:style-name="T3">Available threads</text:span></text:p>
          </draw:text-box>
        </draw:frame>
        <draw:custom-shape draw:style-name="gr2" draw:text-style-name="P1" draw:layer="layout" svg:width="3.231cm" svg:height="1.488cm" svg:x="19.342cm" svg:y="11.344cm">
          <text:p text:style-name="P1"><text:span text:style-name="T1">Thread 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15.749cm" svg:y="13.196cm">
          <text:p text:style-name="P1"><text:span text:style-name="T1">Thread 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231cm" svg:height="1.488cm" svg:x="19.328cm" svg:y="13.196cm">
          <text:p text:style-name="P1"><text:span text:style-name="T1">Thread 6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5.641cm" svg:height="0.905cm" svg:x="14.515cm" svg:y="14.874cm">
          <draw:text-box>
            <text:p text:style-name="P4"><text:span text:style-name="T3">Busy threads</text:span></text:p>
          </draw:text-box>
        </draw:frame>
        <draw:frame draw:style-name="gr7" draw:text-style-name="P2" draw:layer="layout" svg:width="7.914cm" svg:height="5.638cm" svg:x="1.819cm" svg:y="6.223cm">
          <draw:text-box>
            <text:p text:style-name="P2"><text:span text:style-name="T2">Processor</text:span></text:p>
            <text:p text:style-name="P2"><text:span text:style-name="T2">scheduler</text:span></text:p>
          </draw:text-box>
        </draw:frame>
        <draw:frame draw:style-name="gr8" draw:text-style-name="P2" xml:id="id2" draw:id="id2" draw:layer="layout" svg:width="10.266cm" svg:height="8.416cm" svg:x="0.651cm" svg:y="3.809cm">
          <draw:text-box>
            <text:p text:style-name="P2"><text:span text:style-name="T2">ProcessorManager</text:span></text:p>
          </draw:text-box>
        </draw:frame>
        <draw:frame draw:style-name="gr4" draw:text-style-name="P2" xml:id="id3" draw:id="id3" draw:layer="layout" svg:width="4.646cm" svg:height="1.997cm" svg:x="3.516cm" svg:y="13.973cm">
          <draw:text-box>
            <text:p text:style-name="P2"><text:span text:style-name="T2">Processed event</text:span></text:p>
          </draw:text-box>
        </draw:frame>
        <draw:line draw:style-name="gr9" draw:text-style-name="P3" draw:layer="layout" svg:x1="9.729cm" svg:y1="10.526cm" svg:x2="11.901cm" svg:y2="10.55cm">
          <text:p/>
        </draw:line>
        <draw:line draw:style-name="gr9" draw:text-style-name="P3" draw:layer="layout" svg:x1="11.961cm" svg:y1="7.736cm" svg:x2="9.727cm" svg:y2="7.739cm">
          <text:p/>
        </draw:line>
        <draw:connector draw:style-name="gr10" draw:text-style-name="P3" draw:layer="layout" draw:type="line" svg:x1="5.771cm" svg:y1="1.869cm" svg:x2="5.784cm" svg:y2="3.809cm" draw:start-shape="id1" draw:start-glue-point="2" draw:end-shape="id2" draw:end-glue-point="0" svg:d="M5771 1869l13 1940" svg:viewBox="0 0 14 1941">
          <text:p/>
        </draw:connector>
        <draw:connector draw:style-name="gr10" draw:text-style-name="P3" draw:layer="layout" draw:type="line" svg:x1="5.784cm" svg:y1="12.225cm" svg:x2="5.839cm" svg:y2="13.973cm" draw:start-shape="id2" draw:start-glue-point="2" draw:end-shape="id3" draw:end-glue-point="0" svg:d="M5784 12225l55 1748" svg:viewBox="0 0 56 174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igne_20_-_20_pointillé" draw:display-name="Ligne - pointillé" draw:style="rect" draw:dots1="1" draw:dots1-length="2.4cm" draw:dots2="99" draw:distance="0.15cm"/>
    <draw:stroke-dash draw:name="Tirets_20__28_custom_29_" draw:display-name="Tirets (custom)" draw:style="rect" draw:dots1="1" draw:dots1-length="197%" draw:distance="4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4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te </meta:initial-creator>
    <meta:creation-date>2017-07-16T14:44:35.275837805</meta:creation-date>
    <dc:date>2017-07-16T16:20:25.412289174</dc:date>
    <dc:creator>rete </dc:creator>
    <meta:editing-duration>PT18M43S</meta:editing-duration>
    <meta:editing-cycles>4</meta:editing-cycles>
    <meta:generator>LibreOffice/4.3.3.2$Linux_x86 LibreOffice_project/430m0$Build-2</meta:generator>
    <meta:document-statistic meta:object-count="27"/>
  </office:meta>
</office:document-meta>
</file>